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>
      <style:paragraph-properties fo:margin-top="0.1665in" fo:margin-bottom="0.1665in" loext:contextual-spacing="false" fo:line-height="100%"/>
    </style:style>
    <style:style style:name="P3" style:family="paragraph" style:parent-style-name="Standard">
      <style:paragraph-properties fo:margin-top="0.1665in" fo:margin-bottom="0.1665in" loext:contextual-spacing="false" fo:line-height="100%"/>
      <style:text-properties fo:font-size="9pt" fo:font-weight="bold" style:font-size-asian="9pt" style:font-weight-asian="bold" style:font-size-complex="9pt"/>
    </style:style>
    <style:style style:name="P4" style:family="paragraph" style:parent-style-name="Standard" style:master-page-name="First_20_Page">
      <style:paragraph-properties fo:margin-top="0.1665in" fo:margin-bottom="0.1665in" loext:contextual-spacing="false" fo:line-height="100%" style:page-number="auto"/>
    </style:style>
    <style:style style:name="P5" style:family="paragraph" style:parent-style-name="Standard">
      <style:paragraph-properties fo:margin-left="0in" fo:margin-right="0in" fo:text-indent="0in" style:auto-text-indent="false"/>
    </style:style>
    <style:style style:name="P6" style:family="paragraph" style:parent-style-name="Standard">
      <style:paragraph-properties fo:margin-left="0in" fo:margin-right="0in" fo:margin-top="0.1665in" fo:margin-bottom="0.1665in" loext:contextual-spacing="false" fo:line-height="100%" fo:text-indent="0in" style:auto-text-indent="false"/>
    </style:style>
    <style:style style:name="P7" style:family="paragraph" style:parent-style-name="Standard">
      <style:paragraph-properties fo:margin-left="0.25in" fo:margin-right="0in" fo:text-indent="0in" style:auto-text-indent="false"/>
      <style:text-properties fo:font-size="9pt" style:font-size-asian="9pt" style:font-size-complex="9pt"/>
    </style:style>
    <style:style style:name="P8" style:family="paragraph" style:parent-style-name="Standard">
      <style:paragraph-properties fo:margin-left="0.25in" fo:margin-right="0in" fo:margin-top="0.1665in" fo:margin-bottom="0.1665in" loext:contextual-spacing="false" fo:line-height="150%" fo:text-indent="0in" style:auto-text-indent="false"/>
    </style:style>
    <style:style style:name="P9" style:family="paragraph" style:parent-style-name="Standard">
      <style:paragraph-properties fo:margin-left="0.25in" fo:margin-right="0in" fo:margin-top="0.1665in" fo:margin-bottom="0.1665in" loext:contextual-spacing="false" fo:line-height="100%" fo:text-indent="0in" style:auto-text-indent="false"/>
    </style:style>
    <style:style style:name="P10" style:family="paragraph" style:parent-style-name="Standard" style:list-style-name="WWNum1">
      <style:paragraph-properties fo:margin-left="1.5in" fo:margin-right="0in" fo:margin-top="0.1665in" fo:margin-bottom="0in" loext:contextual-spacing="false" fo:line-height="100%" fo:text-indent="-0.25in" style:auto-text-indent="false"/>
    </style:style>
    <style:style style:name="P11" style:family="paragraph" style:parent-style-name="Standard" style:list-style-name="WWNum1">
      <style:paragraph-properties fo:margin-left="1.5in" fo:margin-right="0in" fo:margin-top="0in" fo:margin-bottom="0.1665in" loext:contextual-spacing="false" fo:line-height="100%" fo:text-indent="-0.25in" style:auto-text-indent="false"/>
    </style:style>
    <style:style style:name="P12" style:family="paragraph" style:parent-style-name="Heading_20_2">
      <style:paragraph-properties fo:margin-top="0.25in" fo:margin-bottom="0.0555in" loext:contextual-spacing="false" fo:line-height="100%" fo:text-align="center" style:justify-single-word="false" fo:keep-together="auto" fo:keep-with-next="auto"/>
      <style:text-properties fo:font-weight="bold" style:font-weight-asian="bold"/>
    </style:style>
    <style:style style:name="P13" style:family="paragraph" style:parent-style-name="Heading_20_2">
      <style:paragraph-properties fo:margin-top="0.25in" fo:margin-bottom="0.0555in" loext:contextual-spacing="false" fo:line-height="100%" fo:text-align="center" style:justify-single-word="false" fo:keep-together="auto" fo:keep-with-next="auto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9pt" fo:font-weight="bold" style:font-size-asian="9pt" style:font-weight-asian="bold" style:font-size-complex="9pt"/>
    </style:style>
    <style:style style:name="T3" style:family="text">
      <style:text-properties style:font-name="Courier New" fo:font-size="9pt" style:font-name-asian="Courier New1" style:font-size-asian="9pt" style:font-name-complex="Courier New1" style:font-size-complex="9pt"/>
    </style:style>
    <style:style style:name="T4" style:family="text">
      <style:text-properties style:font-name="Times New Roman" fo:font-size="9pt" style:font-name-asian="Times New Roman1" style:font-size-asian="9pt" style:font-name-complex="Times New Roman1" style:font-size-complex="9pt"/>
    </style:style>
    <style:style style:name="T5" style:family="text">
      <style:text-properties fo:font-weight="bold" style:font-weight-asian="bold"/>
    </style:style>
    <style:style style:name="Sect1" style:family="section">
      <style:section-properties text:dont-balance-text-columns="true" style:editable="false">
        <style:columns fo:column-count="2">
          <style:column style:rel-width="32768*" fo:start-indent="0in" fo:end-indent="0.25in"/>
          <style:column style:rel-width="32767*" fo:start-indent="0.25in" fo:end-indent="0in"/>
        </style:columns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section text:style-name="Sect1" text:name="TextSection">
        <text:p text:style-name="P4"><text:span text:style-name="T1"><text:s/></text:span><text:span text:style-name="T2">Inhaltsfreiheit</text:span><text:span text:style-name="T1">:<text:line-break/>- <text:s text:c="7"/>Das Recht den Inhalt eines Vertrages frei zu gestalten</text:span></text:p>
        <text:p text:style-name="P2"><text:span text:style-name="T2">Anfrage</text:span><text:span text:style-name="T1">:<text:line-break/>- <text:s text:c="7"/>eine unverbindlicher Kaufwunsch vom Kunden an den Verkäufer, <text:line-break/> <text:s text:c="8"/>worauf ein Angebot vom Verkäufer folgen kann (z.B., wenn ein <text:line-break/> <text:s text:c="8"/>Käufer keine konkreten Vorstellungen hat)</text:span></text:p>
        <text:p text:style-name="P2"><text:span text:style-name="T2">Angebot</text:span><text:span text:style-name="T1">:<text:line-break/>- <text:s text:c="7"/>ein Vorschlag vom Verkäufer an den Käufer, welcher dieser mit einer <text:line-break/> <text:s text:c="8"/>Bestellung bestätigen kann (wird dann verbindlich)</text:span></text:p>
        <text:p text:style-name="P2"><text:span text:style-name="T2">Bestellung</text:span><text:span text:style-name="T1">:<text:line-break/>- <text:s text:c="7"/>kann entweder als Bestätigung eines Angebotes sein oder als <text:line-break/> <text:s text:c="8"/>„Vertragswunsch“ vom Käufer an den Verkäufer gehen (zählt als <text:line-break/> <text:s text:c="8"/>Zustimmung oder benötigt eine Zustimmung)</text:span></text:p>
        <text:p text:style-name="P2"><text:span text:style-name="T2">Bestellungsannahme/Auftragsbestätigung</text:span><text:span text:style-name="T1">:<text:line-break/>- <text:s text:c="6"/>die zusätzliche, freiwillige Bestätigung des Verkäufers, dass die <text:line-break/> <text:s text:c="7"/>Bestellung bzw. der Auftrag akzeptiert wurde. Diese kann von der <text:s text:c="10"/><text:line-break/> <text:s text:c="7"/>Bestellung abweichen und sollte daher vom Kunden überprüft <text:s text:c="4"/><text:line-break/> <text:s text:c="7"/>werden.</text:span></text:p>
        <text:p text:style-name="P2"><text:span text:style-name="T2">Widerruf</text:span><text:span text:style-name="T1">:<text:line-break/>- <text:s text:c="5"/>Möglichkeit die vertragliche Bindung zwischen Verbraucher und <text:line-break/> <text:s text:c="6"/>Unternehmer aufzuheben </text:span></text:p>
        <text:p text:style-name="P2"><text:span text:style-name="T2">Ablauf eines Kaufvertrages</text:span><text:span text:style-name="T1">:<text:line-break/>(Anfrage -&gt;)(Angebot-&gt;)Bestellung-&gt; Bestellungsannahme/Auftragsbestätigung(-&gt;Widerruf)</text:span></text:p>
        <text:p text:style-name="P3"/>
        <text:p text:style-name="P3"/>
        <text:p text:style-name="P3"/>
        <text:p text:style-name="P2"><text:span text:style-name="T2">Pflichten des Käufers und des Verkäufers:</text:span></text:p>
        <text:p text:style-name="P5"><text:span text:style-name="T1">- <text:s text:c="8"/></text:span><text:span text:style-name="T2">Pflichten des Verkäufers = Rechte des Käufers</text:span><text:span text:style-name="T3"><text:line-break/> <text:s text:c="2"/>o </text:span><text:span text:style-name="T1">Ordnungsgemäße Übergabe der Ware</text:span><text:span text:style-name="T3"><text:line-break/> <text:s text:c="2"/>o </text:span><text:span text:style-name="T1">Eigentumsübertragung</text:span><text:span text:style-name="T3"><text:line-break/> <text:s text:c="2"/>o </text:span><text:span text:style-name="T1">Lieferung</text:span></text:p>
        <text:p text:style-name="P7"/>
        <text:p text:style-name="Standard"><text:span text:style-name="T1">-</text:span><text:span text:style-name="T2"> <text:s text:c="7"/>Pflichten des Käufers = Rechte des Verkäufers</text:span><text:span text:style-name="T3"><text:line-break/> <text:s text:c="2"/>o </text:span><text:span text:style-name="T1">Annahme der Ware</text:span><text:span text:style-name="T3"><text:line-break/> <text:s text:c="2"/>o </text:span><text:span text:style-name="T1">Zahlung des vereinbarten Kaufpreises</text:span><text:span text:style-name="T3"><text:line-break/> <text:s text:c="2"/>o </text:span><text:span text:style-name="T1">Wareneingangsprüfung (bei Unternehmern)</text:span></text:p>
        <text:p text:style-name="P2"><text:span text:style-name="T1"><text:s/></text:span><text:span text:style-name="T2">Kombinationen von Art des Käufers und Art des Verkäufers:<text:line-break/></text:span><text:span text:style-name="T1">- <text:s text:c="7"/>Bürgerlicher Kauf (Privatperson -&gt; Privatperson)<text:line-break/>- <text:s text:c="7"/>Verkauf von beweglichen Sachen (Privatperson -&gt; Unternehmer)<text:line-break/>- <text:s text:c="7"/>Zweiseitiger Handelskauf (Kaufmann -&gt; Kaufmann)</text:span></text:p>
        <text:p text:style-name="P2"><text:span text:style-name="T2">Kaufvertragsarten nach Art und Beschaffenheit der Ware:</text:span></text:p>
        <text:p text:style-name="P2"><text:span text:style-name="T1">- <text:s text:c="7"/></text:span><text:span text:style-name="T2">Stückkauf:</text:span><text:span text:style-name="T3"> </text:span><text:span text:style-name="T4"><text:s/></text:span><text:span text:style-name="T1">Genau identifizierbar / Nicht austauschbar</text:span></text:p>
        <text:p text:style-name="P2"><text:span text:style-name="T1">- <text:s text:c="7"/></text:span><text:span text:style-name="T2">Gattungskauf:</text:span><text:span text:style-name="T1"> Gattungsmerkmale werden festgelegt</text:span></text:p>
        <text:p text:style-name="P2"><text:span text:style-name="T1">- <text:s text:c="7"/></text:span><text:span text:style-name="T2">Kauf auf Probe oder auf Besichtigung:</text:span><text:span text:style-name="T1"><text:line-break/> <text:s text:c="5"/></text:span><text:span text:style-name="T3">o</text:span><text:span text:style-name="T4"> <text:s text:c="2"/></text:span><text:span text:style-name="T1">Produkt wird für bestimmte Zeit auf Probe mitgegeben<text:line-break/> <text:s text:c="5"/></text:span><text:span text:style-name="T3">o</text:span><text:span text:style-name="T4"> <text:s text:c="2"/></text:span><text:span text:style-name="T1">Nach Ablauf der Probezeit muss man sich entscheiden ob man es kaufen <text:s text:c="7"/><text:line-break/> <text:s text:c="10"/>will</text:span></text:p>
        <text:p text:style-name="P8"><text:span text:style-name="T1">- <text:s text:c="7"/></text:span><text:span text:style-name="T2">Kauf zur Probe:</text:span><text:span text:style-name="T1"> Man kauft erst eine kleinere Menge des Produkts mit Hinweis an Verkäufer, größere Mengen nachkaufen zu wollen, wenn das Produkt gut ist</text:span></text:p>
        <text:p text:style-name="P9"><text:span text:style-name="T1">- <text:s text:c="7"/></text:span><text:span text:style-name="T2">Spezifikationskauf:</text:span><text:span text:style-name="T4"> </text:span><text:span text:style-name="T1">Käufer bestimmt erst nur Warenart und Menge und innerhalb einer festgelegten Frist kann er die Ware genauer beschreiben oder spezifizieren</text:span></text:p>
        <text:p text:style-name="P9"><text:span text:style-name="T1">- <text:s text:c="7"/></text:span><text:span text:style-name="T2">Ramschkauf:</text:span><text:span text:style-name="T4"> </text:span><text:span text:style-name="T1">Gesamte Warenmenge wird zu einem pauschalen Preis, ohne die Ware genau anzusehen, gekauft</text:span></text:p>
        <text:p text:style-name="P2"><text:span text:style-name="T2">Kaufvertragsarten nach dem Zahlungszeitpunkt:<text:line-break/></text:span><text:span text:style-name="T1">- <text:s text:c="7"/>Zahlung vor Lieferung<text:line-break/>- <text:s text:c="7"/>Zahlung bei Lieferung<text:line-break/>- <text:s text:c="7"/>Zahlung nach Lieferung</text:span></text:p>
        <text:p text:style-name="P2"><text:span text:style-name="T2">Kaufvertragsarten nach der Lieferzeit der Ware:<text:line-break/></text:span><text:span text:style-name="T1">- <text:s text:c="7"/></text:span><text:span text:style-name="T2">Tageskauf:</text:span><text:span text:style-name="T1"> </text:span><text:span text:style-name="T4"><text:s/></text:span><text:span text:style-name="T1">Ware wird unmittelbar nach Abschluss des Kaufs <text:s text:c="11"/><text:line-break/> <text:s text:c="9"/>geliefert<text:line-break/>- <text:s text:c="7"/></text:span><text:span text:style-name="T2">Terminkauf: </text:span><text:span text:style-name="T1">Ware wird innerhalb einer bestimmten Frist geliefert<text:line-break/>- <text:s text:c="7"/></text:span><text:span text:style-name="T2">Kauf auf Abruf:</text:span><text:span text:style-name="T1"> Käufer kann innerhalb einer bestimmten Frist den <text:s text:c="5"/><text:line-break/> <text:s text:c="9"/>Lieferzeitpunkt selbst bestimmen<text:line-break/>- <text:s text:c="6"/></text:span><text:span text:style-name="T2"><text:s/>Fixgeschäft: </text:span><text:span text:style-name="T1">Lieferung und Bezahlung werden zu einer <text:s text:c="5"/><text:line-break/> <text:s text:c="8"/>bestimmten Zeit oder Frist festgelegt (Einhaltung wichtig)<text:line-break/>- <text:s text:c="7"/></text:span><text:span text:style-name="T2">Relatives Fixgeschäft:</text:span><text:span text:style-name="T1"> Versäumnis nachholbar<text:line-break/>- <text:s text:c="7"/></text:span><text:span text:style-name="T2">Absolutes Fixgeschäft:</text:span><text:span text:style-name="T1"> Versäumnis nicht nachholbar</text:span></text:p>
        <text:p text:style-name="P2"><text:span text:style-name="T2">Vertragsarten</text:span><text:span text:style-name="T1">:</text:span></text:p>
        <text:p text:style-name="P9"><text:soft-page-break/><text:span text:style-name="T1">- <text:s text:c="7"/></text:span><text:span text:style-name="T2">Dienstvertrag</text:span><text:span text:style-name="T1">:<text:line-break/></text:span><text:span text:style-name="T3">o</text:span><text:span text:style-name="T4"> <text:s text:c="2"/></text:span><text:span text:style-name="T1">1 Partner verpflichtet sich bestimmte Tätigkeiten auszuführen<text:line-break/></text:span><text:span text:style-name="T3">o</text:span><text:span text:style-name="T4"> <text:s text:c="2"/></text:span><text:span text:style-name="T1">Der andere, die vereinbarte Vergütung zu zahlen<text:line-break/></text:span><text:span text:style-name="T3">o</text:span><text:span text:style-name="T4"> <text:s text:c="2"/></text:span><text:span text:style-name="T1">Tätigkeit selbst steht im Mittelpunkt, nicht der Erfolg<text:line-break/></text:span><text:span text:style-name="T3">o</text:span><text:span text:style-name="T4"> <text:s text:c="2"/></text:span><text:span text:style-name="T1">Werden mit Angehörigen freier Berufe geschlossen</text:span></text:p>
        <text:p text:style-name="P9"><text:span text:style-name="T1">- <text:s text:c="7"/></text:span><text:span text:style-name="T2">Werkvertrag</text:span><text:span text:style-name="T1">:<text:line-break/></text:span><text:span text:style-name="T3">o</text:span><text:span text:style-name="T4"> <text:s text:c="2"/></text:span><text:span text:style-name="T1">1 Partner verpflichtet sich zu Tätigkeit + Erfolg („Ein von Sach- &amp; Rechtsmängeln freies Werk)<text:line-break/></text:span><text:span text:style-name="T3">o</text:span><text:span text:style-name="T4"> <text:s text:c="2"/></text:span><text:span text:style-name="T1">Auftraggeber muss Erstellung des Werks bezahlen</text:span></text:p>
        <text:p text:style-name="P9"><text:span text:style-name="T1">- <text:s text:c="7"/></text:span><text:span text:style-name="T2">Mietvertrag</text:span><text:span text:style-name="T1">:<text:line-break/></text:span><text:span text:style-name="T3">o</text:span><text:span text:style-name="T4"> <text:s text:c="2"/></text:span><text:span text:style-name="T1">Vermieter verpflichtet sich, eine Sache einem anderen auf Zeit zum Gebrauch zu übergeben</text:span></text:p>
        <text:p text:style-name="P9"><text:span text:style-name="T1">- <text:s text:c="7"/></text:span><text:span text:style-name="T2">Leihvertrag</text:span><text:span text:style-name="T1">:<text:line-break/></text:span><text:span text:style-name="T3">o</text:span><text:span text:style-name="T4"> <text:s text:c="2"/></text:span><text:span text:style-name="T1">Unentgeltliche Überlassung einer Sache zum Gebrauch<text:line-break/></text:span><text:span text:style-name="T3">o</text:span><text:span text:style-name="T4"> <text:s text:c="2"/></text:span><text:span text:style-name="T1">Entleiher ist verpflichtet, die Sache pfleglich zu behandeln<text:line-break/></text:span><text:span text:style-name="T3"> <text:s/></text:span><text:span text:style-name="T1">&amp; nicht weiter zu verleihen</text:span></text:p>
        <text:p text:style-name="P9"><text:span text:style-name="T1">- <text:s text:c="7"/></text:span><text:span text:style-name="T2">Pachtvertrag</text:span><text:span text:style-name="T1">:<text:line-break/></text:span><text:span text:style-name="T3">o</text:span><text:span text:style-name="T4"> <text:s text:c="2"/></text:span><text:span text:style-name="T1">Unterscheidet sich von Miete dadurch, dass sie nicht nur den Gebrauch eines Gegenstandes umfasst, sondern auch den in der Pachtzeit erwirtschafteten Ertrag</text:span></text:p>
        <text:p text:style-name="P9"><text:span text:style-name="T1">- <text:s text:c="7"/></text:span><text:span text:style-name="T2">Darlehensvertrag</text:span><text:span text:style-name="T1">:<text:line-break/></text:span><text:span text:style-name="T3">o</text:span><text:span text:style-name="T4"> <text:s text:c="2"/></text:span><text:span text:style-name="T1">Darlehensgeber verpflichtet sich entweder</text:span></text:p>
        <text:list xml:id="list3493289711" text:style-name="WWNum1">
          <text:list-item>
            <text:p text:style-name="P10"><text:span text:style-name="T1">Einen Geldbetrag zur Verfügung zu stellen oder</text:span></text:p>
          </text:list-item>
          <text:list-item>
            <text:p text:style-name="P11"><text:span text:style-name="T1">Eine vereinbarte andere vertretbare Sache zu überlassen</text:span></text:p>
          </text:list-item>
        </text:list>
        <text:p text:style-name="P9"><text:span text:style-name="T1">- <text:s text:c="7"/></text:span><text:span text:style-name="T2">Versicherungsvertrag</text:span><text:span text:style-name="T1">:<text:line-break/></text:span><text:span text:style-name="T3">o</text:span><text:span text:style-name="T4"> <text:s text:c="2"/></text:span><text:span text:style-name="T1">Versicherer muss bei Schadensmeldung die Sach-, Personen- oder Vermögensschäden ersetzen<text:line-break/></text:span><text:span text:style-name="T3">o</text:span><text:span text:style-name="T4"> <text:s text:c="2"/></text:span><text:span text:style-name="T1">Versicherungsnehmer verpflichtet sich, Prämie zum vereinbarten Zahlungstermin zu leisten</text:span></text:p>
        <text:p text:style-name="P6"><text:span text:style-name="T1">- <text:s text:c="7"/></text:span><text:span text:style-name="T2">Kontovertrag als Geschäftsbesorgungsvertrag</text:span><text:span text:style-name="T1">:<text:line-break/> <text:s text:c="5"/></text:span><text:span text:style-name="T3">o</text:span><text:span text:style-name="T4"> <text:s text:c="2"/></text:span><text:span text:style-name="T1">Kreditinstitut verpflichtet sich, Geschäftsbesorgungen ( wie z.B. Einzug <text:line-break/> <text:s text:c="5"/>von Schecks und Wechseln ) für die Kunden auszuführen</text:span></text:p>
        <text:p text:style-name="P6"><text:span text:style-name="T1">- <text:s text:c="7"/></text:span><text:span text:style-name="T2">Zahlungsdienstevertrag als Geschäftsbesorgungsvertrag</text:span><text:span text:style-name="T1">:<text:line-break/> <text:s text:c="6"/>o <text:s text:c="2"/>Geldinstitut verpflichtet sich, einen oder mehrere aufeinander folgende <text:s text:c="2"/><text:line-break/> <text:s text:c="6"/>Zahlungsvorgänge für den Kunden auszuführen</text:span></text:p>
      </text:section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Linux Libertine G" svg:font-family="'Linux Libertine G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Arial" fo:font-size="11pt" fo:language="de" fo:country="none" style:letter-kerning="false" style:font-name-asian="Arial1" style:font-size-asian="11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278in" fo:margin-bottom="0.0835in" loext:contextual-spacing="false" fo:line-height="100%" fo:keep-together="always" fo:break-before="auto" fo:break-after="auto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25in" fo:margin-bottom="0.0835in" loext:contextual-spacing="false" fo:line-height="100%" fo:keep-together="always" fo:break-before="auto" fo:break-after="auto" fo:keep-with-next="always"/>
      <style:text-properties fo:font-size="16pt" fo:font-weight="normal" style:font-size-asian="16pt" style:font-weight-asian="normal" style:font-size-complex="16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222in" fo:margin-bottom="0.0555in" loext:contextual-spacing="false" fo:line-height="100%" fo:keep-together="always" fo:break-before="auto" fo:break-after="auto" fo:keep-with-next="always"/>
      <style:text-properties fo:color="#434343" fo:font-size="14pt" fo:font-weight="normal" style:font-size-asian="14pt" style:font-weight-asian="normal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1945in" fo:margin-bottom="0.0555in" loext:contextual-spacing="false" fo:line-height="100%" fo:keep-together="always" fo:break-before="auto" fo:break-after="auto" fo:keep-with-next="always"/>
      <style:text-properties fo:color="#666666" fo:font-size="12pt" style:font-size-asian="12pt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style:font-size-asian="11pt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665in" fo:margin-bottom="0.0555in" loext:contextual-spacing="false" fo:line-height="100%" fo:keep-together="always" fo:break-before="auto" fo:break-after="auto" fo:keep-with-next="always"/>
      <style:text-properties fo:color="#666666" fo:font-size="11pt" fo:font-style="italic" style:font-size-asian="11pt" style:font-style-asian="italic" style:font-size-complex="11pt"/>
    </style:style>
    <style:style style:name="Title" style:family="paragraph" style:parent-style-name="normal" style:next-style-name="Standard" style:default-outline-level="" style:class="chapter">
      <style:paragraph-properties fo:margin-top="0in" fo:margin-bottom="0.0417in" loext:contextual-spacing="false" fo:line-height="100%" fo:keep-together="always" fo:break-before="auto" fo:break-after="auto" fo:keep-with-next="always"/>
      <style:text-properties fo:font-size="26pt" style:font-size-asian="26pt" style:font-size-complex="26pt"/>
    </style:style>
    <style:style style:name="Subtitle" style:family="paragraph" style:parent-style-name="normal" style:next-style-name="Standard" style:default-outline-level="" style:class="chapter">
      <style:paragraph-properties fo:margin-top="0in" fo:margin-bottom="0.222in" loext:contextual-spacing="false" fo:line-height="100%" fo:keep-together="always" fo:break-before="auto" fo:break-after="auto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Header" style:family="paragraph" style:parent-style-name="Standard" style:class="extra"/>
    <style:style style:name="Footer" style:family="paragraph" style:parent-style-name="Standard" style:class="extra"/>
    <style:style style:name="ListLabel_20_1" style:display-name="ListLabel 1" style:family="text">
      <style:text-properties fo:font-size="9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2" text:style-name="ListLabel_20_2" style:num-suffix="○" text:bullet-char="○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3" text:style-name="ListLabel_20_3" style:num-suffix="■" text:bullet-char="■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5" text:style-name="ListLabel_20_5" style:num-suffix="○" text:bullet-char="○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6" text:style-name="ListLabel_20_6" style:num-suffix="■" text:bullet-char="■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bullet text:level="8" text:style-name="ListLabel_20_8" style:num-suffix="○" text:bullet-char="○">
        <style:list-level-properties text:list-level-position-and-space-mode="label-alignment">
          <style:list-level-label-alignment text:label-followed-by="listtab" fo:text-indent="-0.25in" fo:margin-left="5in"/>
        </style:list-level-properties>
      </text:list-level-style-bullet>
      <text:list-level-style-bullet text:level="9" text:style-name="ListLabel_20_9" style:num-suffix="■" text:bullet-char="■">
        <style:list-level-properties text:list-level-position-and-space-mode="label-alignment">
          <style:list-level-label-alignment text:label-followed-by="listtab" fo:text-indent="-0.25in" fo:margin-left="5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ing_20_2">
      <style:paragraph-properties fo:margin-top="0.25in" fo:margin-bottom="0.0555in" loext:contextual-spacing="false" fo:line-height="100%" fo:text-align="center" style:justify-single-word="false" fo:keep-together="auto" fo:keep-with-next="auto"/>
      <style:text-properties fo:font-weight="bold" style:font-weight-asian="bold"/>
    </style:style>
    <style:style style:name="MP2" style:family="paragraph" style:parent-style-name="Standard">
      <style:paragraph-properties fo:text-align="end" style:justify-single-word="false"/>
    </style:style>
    <style:style style:name="MP3" style:family="paragraph" style:parent-style-name="Heading_20_2">
      <style:paragraph-properties fo:margin-top="0.25in" fo:margin-bottom="0.0555in" loext:contextual-spacing="false" fo:line-height="100%" fo:text-align="center" style:justify-single-word="false" fo:keep-together="auto" fo:keep-with-next="auto"/>
    </style:style>
    <style:style style:name="MT1" style:family="text">
      <style:text-properties fo:font-weight="bold" style:font-weight-asian="bold"/>
    </style:style>
    <style:page-layout style:name="Mpm1">
      <style:page-layout-properties fo:page-width="11.6929in" fo:page-height="8.2681in" style:num-format="1" style:print-orientation="landscape" fo:margin-top="0.5in" fo:margin-bottom="0.5in" fo:margin-left="1in" fo:margin-right="1.15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bookmark text:name="_wnnrtkerdkqb"/></text:p>
        <text:p text:style-name="Standard"/>
        <text:p text:style-name="MP2"/>
      </style:header>
      <style:footer>
        <text:p text:style-name="MP2"/>
      </style:footer>
    </style:master-page>
    <style:master-page style:name="First_20_Page" style:display-name="First Page" style:page-layout-name="Mpm1" style:next-style-name="Standard">
      <style:header>
        <text:p text:style-name="MP3"><text:bookmark text:name="_h6u9c314rpi"/><text:span text:style-name="MT1">Rechtsgeschäfte Handout</text:span></text:p>
      </style:header>
      <style:footer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0" meta:image-count="0" meta:object-count="0" meta:page-count="2" meta:paragraph-count="33" meta:word-count="604" meta:character-count="4999" meta:non-whitespace-character-count="3915"/>
    <meta:generator>LibreOfficeDev/6.0.5.2$Linux_X86_64 LibreOffice_project/</meta:generator>
  </office:meta>
</office:document-meta>
</file>